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ae00" draw:marker-start="" draw:marker-end="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4.146cm" svg:y1="8.89cm" svg:x2="19.844cm" svg:y2="8.855cm">
            <text:p/>
          </draw:line>
        </draw:g>
        <draw:line draw:style-name="gr2" draw:text-style-name="P2" draw:layer="layout" svg:x1="2.472cm" svg:y1="1.938cm" svg:x2="4.037cm" svg:y2="3.616cm">
          <text:p/>
        </draw:line>
        <draw:ellipse draw:style-name="gr3" draw:text-style-name="P2" draw:layer="layout" svg:width="8.851cm" svg:height="7.338cm" svg:x="8.598cm" svg:y="7.528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Klint</meta:initial-creator>
    <meta:creation-date>2010-10-12T09:36:43</meta:creation-date>
    <dc:date>2010-10-16T11:26:17</dc:date>
    <dc:creator>Paul Klint</dc:creator>
    <meta:editing-duration>PT00H07M10S</meta:editing-duration>
    <meta:editing-cycles>4</meta:editing-cycles>
    <meta:generator>OpenOffice.org/3.2$Unix OpenOffice.org_project/320m18$Build-9502</meta:generator>
    <meta:document-statistic meta:object-count="4"/>
  </office:meta>
</office:document-meta>
</file>